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8:57:15.568206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30T18:58:35.950237264</dc:date>
    <meta:editing-duration>P3DT18H28M27S</meta:editing-duration>
    <meta:editing-cycles>243</meta:editing-cycles>
    <meta:generator>LibreOffice/4.2.8.2$Linux_X86_64 LibreOffice_project/420m0$Build-2</meta:generator>
    <meta:document-statistic meta:table-count="3" meta:cell-count="296" meta:object-count="2"/>
  </office:meta>
</office:document-meta>
</file>